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Impact" svg:font-family="Impact"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Impact1" svg:font-family="Impact"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fo:text-align="center" style:justify-single-word="false"/>
      <style:text-properties fo:color="#a4c2f4" style:font-name="Impact" fo:font-size="30pt" style:font-name-asian="Impact1" style:font-size-asian="30pt" style:font-name-complex="Impact1" style:font-size-complex="30pt"/>
    </style:style>
    <style:style style:name="P3" style:family="paragraph" style:parent-style-name="Standard">
      <style:paragraph-properties fo:margin-top="0in" fo:margin-bottom="0in" loext:contextual-spacing="false" fo:text-align="start" style:justify-single-word="false"/>
    </style:style>
    <style:style style:name="P4" style:family="paragraph" style:parent-style-name="Standard">
      <style:paragraph-properties fo:margin-top="0in" fo:margin-bottom="0in" loext:contextual-spacing="false"/>
      <style:text-properties fo:font-weight="bold" style:font-weight-asian="bold"/>
    </style:style>
    <style:style style:name="P5" style:family="paragraph" style:parent-style-name="Standard" style:master-page-name="Standard">
      <style:paragraph-properties fo:margin-top="0in" fo:margin-bottom="0in" loext:contextual-spacing="false" fo:text-align="center" style:justify-single-word="false" style:page-number="1"/>
    </style:style>
    <style:style style:name="P6" style:family="paragraph" style:parent-style-name="Standard" style:list-style-name="WWNum9">
      <style:paragraph-properties fo:margin-left="0.5in" fo:margin-right="0in" fo:text-align="start" style:justify-single-word="false" fo:text-indent="-0.25in" style:auto-text-indent="false"/>
    </style:style>
    <style:style style:name="P7" style:family="paragraph" style:parent-style-name="Standard" style:list-style-name="WWNum4">
      <style:paragraph-properties fo:margin-left="0.5in" fo:margin-right="0in" fo:text-align="start" style:justify-single-word="false" fo:text-indent="-0.25in" style:auto-text-indent="false"/>
    </style:style>
    <style:style style:name="P8" style:family="paragraph" style:parent-style-name="Standard" style:list-style-name="WWNum4">
      <style:paragraph-properties fo:margin-left="0.5in" fo:margin-right="0in" fo:text-indent="-0.25in" style:auto-text-indent="false"/>
    </style:style>
    <style:style style:name="P9" style:family="paragraph" style:parent-style-name="Standard" style:list-style-name="WWNum9">
      <style:paragraph-properties fo:margin-left="0.5in" fo:margin-right="0in" fo:text-indent="-0.25in" style:auto-text-indent="false"/>
    </style:style>
    <style:style style:name="P10" style:family="paragraph" style:parent-style-name="Standard" style:list-style-name="WWNum10">
      <style:paragraph-properties fo:margin-left="0.5in" fo:margin-right="0in" fo:text-indent="-0.25in" style:auto-text-indent="false"/>
    </style:style>
    <style:style style:name="P11" style:family="paragraph" style:parent-style-name="Standard" style:list-style-name="WWNum5">
      <style:paragraph-properties fo:margin-left="0.5in" fo:margin-right="0in" fo:text-indent="-0.25in" style:auto-text-indent="false"/>
    </style:style>
    <style:style style:name="P12" style:family="paragraph" style:parent-style-name="Standard" style:list-style-name="WWNum3">
      <style:paragraph-properties fo:margin-left="0.5in" fo:margin-right="0in" fo:text-indent="-0.25in" style:auto-text-indent="false"/>
    </style:style>
    <style:style style:name="P13" style:family="paragraph" style:parent-style-name="Standard" style:list-style-name="WWNum13">
      <style:paragraph-properties fo:margin-left="0.5in" fo:margin-right="0in" fo:text-indent="-0.25in" style:auto-text-indent="false"/>
    </style:style>
    <style:style style:name="P14" style:family="paragraph" style:parent-style-name="Standard" style:list-style-name="WWNum1">
      <style:paragraph-properties fo:margin-left="0.5in" fo:margin-right="0in" fo:text-indent="-0.25in" style:auto-text-indent="false"/>
    </style:style>
    <style:style style:name="P15" style:family="paragraph" style:parent-style-name="Standard" style:list-style-name="WWNum11">
      <style:paragraph-properties fo:margin-left="0.5in" fo:margin-right="0in" fo:text-indent="-0.25in" style:auto-text-indent="false"/>
    </style:style>
    <style:style style:name="P16" style:family="paragraph" style:parent-style-name="Standard" style:list-style-name="WWNum8">
      <style:paragraph-properties fo:margin-left="0.5in" fo:margin-right="0in" fo:text-indent="-0.25in" style:auto-text-indent="false"/>
    </style:style>
    <style:style style:name="P17" style:family="paragraph" style:parent-style-name="Standard" style:list-style-name="WWNum7">
      <style:paragraph-properties fo:margin-left="0.5in" fo:margin-right="0in" fo:text-indent="-0.25in" style:auto-text-indent="false"/>
    </style:style>
    <style:style style:name="P18" style:family="paragraph" style:parent-style-name="Standard" style:list-style-name="WWNum6">
      <style:paragraph-properties fo:margin-left="0.5in" fo:margin-right="0in" fo:text-indent="-0.25in" style:auto-text-indent="false"/>
    </style:style>
    <style:style style:name="P19" style:family="paragraph" style:parent-style-name="Standard" style:list-style-name="WWNum12">
      <style:paragraph-properties fo:margin-left="0.5in" fo:margin-right="0in" fo:text-indent="-0.25in" style:auto-text-indent="false"/>
    </style:style>
    <style:style style:name="P20" style:family="paragraph" style:parent-style-name="Standard" style:list-style-name="WWNum2">
      <style:paragraph-properties fo:margin-left="0.5in" fo:margin-right="0in" fo:text-indent="-0.25in" style:auto-text-indent="false"/>
    </style:style>
    <style:style style:name="P21" style:family="paragraph" style:parent-style-name="Standard">
      <style:paragraph-properties fo:margin-left="0.5in" fo:margin-right="0in" fo:margin-top="0in" fo:margin-bottom="0in" loext:contextual-spacing="false" fo:text-indent="0in" style:auto-text-indent="false"/>
    </style:style>
    <style:style style:name="P22" style:family="paragraph" style:parent-style-name="Standard">
      <style:paragraph-properties fo:margin-left="0.5in" fo:margin-right="0in" fo:margin-top="0in" fo:margin-bottom="0in" loext:contextual-spacing="false" fo:text-align="start" style:justify-single-word="false" fo:text-indent="0in" style:auto-text-indent="false"/>
      <style:text-properties fo:font-weight="bold" style:font-weight-asian="bold"/>
    </style:style>
    <style:style style:name="P23" style:family="paragraph" style:parent-style-name="Standard">
      <style:paragraph-properties fo:margin-left="0.5in" fo:margin-right="0in" fo:margin-top="0in" fo:margin-bottom="0in" loext:contextual-spacing="false" fo:text-align="start" style:justify-single-word="false" fo:text-indent="0in" style:auto-text-indent="false"/>
    </style:style>
    <style:style style:name="P24" style:family="paragraph" style:parent-style-name="Standard">
      <style:paragraph-properties fo:margin-left="0in" fo:margin-right="0in" fo:margin-top="0in" fo:margin-bottom="0in" loext:contextual-spacing="false" fo:text-indent="0in" style:auto-text-indent="false"/>
    </style:style>
    <style:style style:name="P25" style:family="paragraph" style:parent-style-name="Standard">
      <style:paragraph-properties fo:margin-left="0in" fo:margin-right="0in" fo:margin-top="0in" fo:margin-bottom="0in" loext:contextual-spacing="false" fo:text-align="start" style:justify-single-word="false" fo:text-indent="0in" style:auto-text-indent="false"/>
    </style:style>
    <style:style style:name="P26" style:family="paragraph" style:parent-style-name="Standard">
      <style:paragraph-properties fo:margin-left="0in" fo:margin-right="0in" fo:margin-top="0in" fo:margin-bottom="0in" loext:contextual-spacing="false" fo:text-indent="0in" style:auto-text-indent="false"/>
      <style:text-properties style:text-underline-style="solid" style:text-underline-width="auto" style:text-underline-color="font-color" fo:font-weight="bold" style:font-weight-asian="bold"/>
    </style:style>
    <style:style style:name="P27" style:family="paragraph" style:parent-style-name="Standard">
      <style:paragraph-properties fo:margin-left="0in" fo:margin-right="0in" fo:margin-top="0in" fo:margin-bottom="0in" loext:contextual-spacing="false" fo:text-align="start" style:justify-single-word="false" fo:text-indent="0.5in" style:auto-text-indent="false"/>
    </style:style>
    <style:style style:name="T1" style:family="text">
      <style:text-properties fo:color="#a4c2f4" style:font-name="Impact" fo:font-size="30pt" style:font-name-asian="Impact1" style:font-size-asian="30pt" style:font-name-complex="Impact1" style:font-size-complex="30pt"/>
    </style:style>
    <style:style style:name="T2" style:family="text">
      <style:text-properties fo:font-size="14pt" fo:font-weight="bold" style:font-size-asian="14pt" style:font-weight-asian="bold" style:font-size-complex="14pt"/>
    </style:style>
    <style:style style:name="T3" style:family="text">
      <style:text-properties fo:font-weight="bold" style:font-weight-asian="bold"/>
    </style:style>
    <style:style style:name="T4" style:family="text">
      <style:text-properties fo:font-size="12.5pt" fo:font-weight="bold" style:font-size-asian="12.5pt" style:font-weight-asian="bold" style:font-size-complex="12.5pt"/>
    </style:style>
    <style:style style:name="T5" style:family="text">
      <style:text-properties fo:font-size="12.5pt" style:font-size-asian="12.5pt" style:font-size-complex="12.5pt"/>
    </style:style>
    <style:style style:name="T6" style:family="text">
      <style:text-properties style:text-underline-style="none"/>
    </style:style>
    <style:style style:name="T7" style:family="text">
      <style:text-properties style:text-underline-style="none" fo:font-weight="bold" style:font-weight-asian="bold"/>
    </style:style>
    <style:style style:name="T8" style:family="text">
      <style:text-properties style:text-underline-style="solid" style:text-underline-width="auto" style:text-underline-color="font-color"/>
    </style:style>
    <style:style style:name="T9" style:family="text">
      <style:text-properties style:text-underline-style="solid" style:text-underline-width="auto" style:text-underline-color="font-color" fo:font-weight="bold" style:font-weight-asian="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1">REFUGIO DE ANIMALES</text:span></text:p>
      <text:p text:style-name="P2"/>
      <text:p text:style-name="P3"><text:span text:style-name="T2">INTRODUCCIÓN</text:span></text:p>
      <text:p text:style-name="P3"><text:span text:style-name="T3"><text:tab/><text:tab/></text:span></text:p>
      <text:list xml:id="list1580591141" text:style-name="WWNum9">
        <text:list-item>
          <text:p text:style-name="P6"><text:span text:style-name="T4">Caso de uso del sistema:</text:span></text:p>
        </text:list-item>
      </text:list>
      <text:p text:style-name="P22"/>
      <text:p text:style-name="P25"><text:tab/>El acceso a la página web del refugio puede variar según el papel del usuario dentro de éste, en cualquiera de los casos, el registrarse es necesario. Pueden haber varios tipos de usuarios:</text:p>
      <text:p text:style-name="P25"/>
      <text:list xml:id="list2837531799" text:style-name="WWNum4">
        <text:list-item>
          <text:p text:style-name="P8">Usuarios que son fundadores y socios del mismo.</text:p>
        </text:list-item>
        <text:list-item>
          <text:p text:style-name="P7">Aquellos usuarios cuya intención es hacerse voluntario en el refugio o interesados en adoptar un animal.</text:p>
        </text:list-item>
      </text:list>
      <text:p text:style-name="P23"/>
      <text:p text:style-name="P27">El usuario que accede a la página web del refugio, una vez registrado, debe iniciar sesión en la página. Dependiendo del tipo de usuario que sea, la página web le dejara acceder a una serie de cosas determinadas.</text:p>
      <text:p text:style-name="P27"/>
      <text:p text:style-name="P27">Supongamos que el usuario en cuestión está interesado en adoptar un animal. Lo primero que ha de hacer es ir al buscador de animales dentro de la propia página web donde tendrá que especificar, si lo desea, qué tipo de animal quiere adoptar, sexo del animal, color de pelo, raza, etc. A continuación, le dará al botón buscar y aparecerán una serie de animales que cumplen estos requisitos junto a una fotografía y una serie de detalles acerca de ellos y su adopción. Una vez el usuario elija qué animal desea adoptar, ha de seleccionar el botón adoptar, y se le redireccionará a una nueva página donde se le especificará los requisitos que ha de tener y aceptar para poder adoptar al animal. Una vez de acuerdo con todo ello, pulsará el botón aceptar y le aparecerá un calendario con fechas disponibles donde elegirá la fecha y horario para ir al refugio de animales y tener una entrevista con los socios del refugio quienes serán los que tomarán la decisión de dar ese animal en adopción. Por último, puede salir de la página web, adoptar a otro animal si lo desea o hacerse voluntario del refugio volviendo a la página de inicio.</text:p>
      <text:p text:style-name="P25"/>
      <text:p text:style-name="P27">Si se tratase de un usuario cuyo objetivo es hacerse voluntario del refugio, al acceder al apartado de voluntarios le aparecerá un calendario donde solo podrá seleccionar aquellos días en los que el refugio necesite voluntarios. A continuación, éste seleccionará el día que quiere asistir al refugio, la tarea que desea realizar y confirmará su asistencia. En la página de inicio, le aparecerá también una serie de necesidades del refugio en las que los voluntarios podrán clicar para inscribirse, al igual que noticias acerca de actos benéficos para ayudar al refugio. También aparecerá una pestaña de donaciones para aquellos usuarios que quieran contribuir económicamente u otro tipo de donación. Cualquier usuario que no pueda asistir al voluntariado, podrá cancelar su asistencia accediendo a sus citas. </text:p>
      <text:p text:style-name="P27"/>
      <text:p text:style-name="P27">Los usuarios fundadores y socios del refugio podrán acceder para incluir nuevos animales en la sección de adopción, actualizar los datos de los mismos y retirar de adopción aquellos animales que ya hayan sido adoptados o no sigan en el refugio por ciertas circunstancias. También podrán actualizar el tablón de noticias como de ayudas del refugio, y acceder al calendario para gestionar los horarios de los voluntariados y las citas de adopción..</text:p>
      <text:p text:style-name="P27"/>
      <text:p text:style-name="P27"/>
      <text:list xml:id="list15916375484641" text:continue-list="list1580591141" text:style-name="WWNum9">
        <text:list-item>
          <text:p text:style-name="P9"><text:span text:style-name="T4">Requisitos funcionales:</text:span></text:p>
        </text:list-item>
      </text:list>
      <text:p text:style-name="P4"/>
      <text:p text:style-name="P1">VOLUNTARIOS Y ADOPTANTES:</text:p>
      <text:p text:style-name="P1"/>
      <text:list xml:id="list2279803420" text:style-name="WWNum10">
        <text:list-item>
          <text:p text:style-name="P10"><text:span text:style-name="T9">Registro de usuarios:</text:span> Cuando un usuario quiera registrarse como voluntario o adoptante le aparecerá un formulario en el que deberá introducir dni, nombre y apellidos, correo electrónico, número de teléfono, dirección y, por último, usuario y contraseña.</text:p>
        </text:list-item>
      </text:list>
      <text:p text:style-name="P21"><text:soft-page-break/></text:p>
      <text:list xml:id="list15916174219967" text:continue-numbering="true" text:style-name="WWNum10">
        <text:list-item>
          <text:p text:style-name="P10"><text:span text:style-name="T9">Acceso al sistema:</text:span><text:span text:style-name="T3"> </text:span>El usuario accede al mismo con un usuario y contraseña y le aparecerá la página de inicio.</text:p>
        </text:list-item>
      </text:list>
      <text:p text:style-name="P1"/>
      <text:list xml:id="list1313566311" text:style-name="WWNum5">
        <text:list-item>
          <text:p text:style-name="P11"><text:span text:style-name="T9">Donaciones:</text:span><text:span text:style-name="T3"> </text:span>El usuario podrá acceder a una pestaña de donaciones donde deberá especificar el tipo de donación (económica o material: comida, juguetes,..) .</text:p>
        </text:list-item>
      </text:list>
      <text:p text:style-name="P1"/>
      <text:list xml:id="list3409575216" text:style-name="WWNum3">
        <text:list-item>
          <text:p text:style-name="P12"><text:span text:style-name="T9">Adopción:</text:span> El usuario accederá a la pestaña de adopciones donde le aparecerán todos los animales y una barra de búsqueda que les permitirá buscar según ciertas características. Les aparecerá un calendario donde eligirán el día que desean asistir de los disponibles.</text:p>
        </text:list-item>
      </text:list>
      <text:p text:style-name="P1"/>
      <text:list xml:id="list1221838896" text:style-name="WWNum13">
        <text:list-item>
          <text:p text:style-name="P13"><text:span text:style-name="T9">Tablón:</text:span> Al usuario le aparecerá en la página de inicio un tablón de noticias donde podrá acceder a aquellas que desee y confirme su asistencia.</text:p>
        </text:list-item>
      </text:list>
      <text:p text:style-name="P21"/>
      <text:list xml:id="list15915139069304" text:continue-numbering="true" text:style-name="WWNum13">
        <text:list-item>
          <text:p text:style-name="P13"><text:span text:style-name="T9">Voluntariado:</text:span> <text:s/>Al usuario le aparecerá un calendario en el que se verán los días disponibles para asistir. Clicando en uno de esos días, aparecerán las tareas que necesite el refugio cubrir y el usuario podrá seleccionar una o varias de ellas y confirmar su asistencia. </text:p>
        </text:list-item>
      </text:list>
      <text:p text:style-name="P1"/>
      <text:list xml:id="list1641853010" text:style-name="WWNum1">
        <text:list-item>
          <text:p text:style-name="P14"><text:span text:style-name="T9">Citas:</text:span> En la pestaña de citas, a los usuarios que hayan fijado su asistencia para el voluntariado, le aparecerá la fecha y tarea que realizará, pudiendo el mismo cancelar su asistencia o modificarla si lo desea. A aquellos usuarios que hayan solicitado una adopción, les aparecerá la fecha y hora a la que irá al refugio.</text:p>
        </text:list-item>
      </text:list>
      <text:p text:style-name="P1"/>
      <text:p text:style-name="P26"/>
      <text:p text:style-name="P24"><text:span text:style-name="T8">FUNDADORES Y SOCIOS (ADMINISTRADORES):</text:span></text:p>
      <text:p text:style-name="P24"/>
      <text:list xml:id="list315529839" text:style-name="WWNum11">
        <text:list-item>
          <text:p text:style-name="P15"><text:span text:style-name="T9">Registro:</text:span> Cuando un socio o fundador del refugio quiera registrarse como tal, le aparecerá un formulario en el que deberá introducir un código específico que solo tendrán los socios y fundadores, dni, nombre y apellidos, correo electrónico, número de teléfono, dirección y, por último, usuario y contraseña para poder acceder.</text:p>
        </text:list-item>
      </text:list>
      <text:p text:style-name="P1"/>
      <text:list xml:id="list92483227" text:style-name="WWNum8">
        <text:list-item>
          <text:p text:style-name="P16"><text:span text:style-name="T9">Introducir animal en adopción:</text:span> El usuario podrá introducir un nuevo animal en la página con las siguientes características: foto, nombre, edad, color, raza, tipo, descripción (cualidades, vacunas, ...) castrado y posible adopción (si tiene personas interesadas en su adopción).</text:p>
        </text:list-item>
      </text:list>
      <text:p text:style-name="P1"/>
      <text:list xml:id="list1147039520" text:style-name="WWNum7">
        <text:list-item>
          <text:p text:style-name="P17"><text:span text:style-name="T9">Actualizar datos de un animal</text:span><text:span text:style-name="T3">: </text:span>El usuario podrá modificar los datos del animal.</text:p>
        </text:list-item>
      </text:list>
      <text:p text:style-name="P1"/>
      <text:list xml:id="list3870023277" text:style-name="WWNum6">
        <text:list-item>
          <text:p text:style-name="P18"><text:span text:style-name="T9">Eliminar un animal de la página:</text:span> El usuario podrá quitar un animal de la lista de adopciones una vez éste haya sido adoptado o ya no permanezca en el refugio. </text:p>
        </text:list-item>
      </text:list>
      <text:p text:style-name="P1"/>
      <text:list xml:id="list2030128291" text:style-name="WWNum12">
        <text:list-item>
          <text:p text:style-name="P19"><text:span text:style-name="T9">Tablón de anuncios</text:span>: El usuario podrá subir noticias en el tablón que se encontrará en la página de inicio.</text:p>
        </text:list-item>
      </text:list>
      <text:p text:style-name="P1"/>
      <text:list xml:id="list1620075192" text:style-name="WWNum2">
        <text:list-item>
          <text:p text:style-name="P20"><text:soft-page-break/><text:span text:style-name="T9">Gestionar calendario y actividades voluntarios:</text:span> <text:s/>El usuario elegirá los días y actividades que estarán activas para que los voluntarios puedan ir al refugio tanto si es porque ese día el refugio permanezca cerrado, como si disponen de suficientes voluntarios en una tarea o día determinado. Al igual que podrán gestionar el calendario para las citas de adopcione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Impact" svg:font-family="Impact"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Impact1" svg:font-family="Impact"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s"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s"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loext:contextual-spacing="true"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fo:font-weight="bold"/>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fo:font-weight="bold"/>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fo:font-weight="bold"/>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fo:font-weight="bold"/>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fo:font-size="12.5pt" style:text-underline-style="none" fo:font-weight="bold" style:font-name-asian="Arial1" style:font-family-asian="Arial" style:font-family-generic-asian="system" style:font-pitch-asian="variable" style:font-weight-asian="bold" style:font-name-complex="Arial1" style:font-family-complex="Arial" style:font-family-generic-complex="system" style:font-pitch-complex="variabl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fo:font-weight="bold"/>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fo:font-weight="bold"/>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fo:font-weight="bold"/>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74"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75"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76"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77"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78"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9"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0"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81"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3" meta:paragraph-count="27" meta:word-count="984" meta:character-count="5927" meta:non-whitespace-character-count="4978"/>
    <meta:generator>LibreOfficeDev/6.0.5.2$Linux_X86_64 LibreOffice_project/</meta:generator>
  </office:meta>
</office:document-meta>
</file>